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3" style:family="paragraph" style:parent-style-name="Standard">
      <style:paragraph-properties style:line-height-at-least="0.503cm"/>
    </style:style>
    <style:style style:name="T1" style:family="text">
      <style:text-properties fo:color="#6a9955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dcdcaa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4ec9b0" loext:opacity="100%"/>
    </style:style>
    <style:style style:name="T6" style:family="text">
      <style:text-properties fo:color="#d4d4d4" loext:opacity="100%"/>
    </style:style>
    <style:style style:name="T7" style:family="text">
      <style:text-properties fo:color="#9cdcfe" loext:opacity="100%"/>
    </style:style>
    <style:style style:name="T8" style:family="text">
      <style:text-properties fo:color="#b5cea8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/**</text:p>
      <text:p text:style-name="P1"><text:span text:style-name="T1">* </text:span><text:span text:style-name="T2">@type</text:span><text:span text:style-name="T1"> import('hardhat/config').HardhatUserConfig</text:span></text:p>
      <text:p text:style-name="P2">*/</text:p>
      <text:p text:style-name="P1"><text:span text:style-name="T3">require</text:span>(<text:span text:style-name="T4">"@nomiclabs/hardhat-ethers"</text:span>);</text:p>
      <text:p text:style-name="P1"><text:span text:style-name="T3">require</text:span>(<text:span text:style-name="T4">"dotenv"</text:span>).<text:span text:style-name="T3">config</text:span>();</text:p>
      <text:p text:style-name="P3"/>
      <text:p text:style-name="P1"><text:span text:style-name="T5">module</text:span>.<text:span text:style-name="T5">exports</text:span> <text:span text:style-name="T6">=</text:span> {</text:p>
      <text:p text:style-name="P1"><text:span text:style-name="T7">solidity:</text:span> <text:span text:style-name="T4">"0.8.20"</text:span>,</text:p>
      <text:p text:style-name="P1"><text:span text:style-name="T7">defaultNetwork:</text:span> <text:span text:style-name="T4">"hardhat"</text:span>,</text:p>
      <text:p text:style-name="P1"><text:span text:style-name="T7">networks:</text:span> {</text:p>
      <text:p text:style-name="P1"><text:span text:style-name="T7">hardhat:</text:span> {</text:p>
      <text:p text:style-name="P1"><text:span text:style-name="T7">chainId:</text:span> <text:span text:style-name="T8">31337</text:span>, <text:span text:style-name="T1">// Add this line</text:span></text:p>
      <text:p text:style-name="P1">},</text:p>
      <text:p text:style-name="P1"><text:span text:style-name="T7">localhost:</text:span> {</text:p>
      <text:p text:style-name="P1"><text:span text:style-name="T7">url:</text:span> <text:span text:style-name="T4">"http://127.0.0.1:8545"</text:span>,</text:p>
      <text:p text:style-name="P1"><text:span text:style-name="T7">chainId:</text:span> <text:span text:style-name="T8">31337</text:span>, <text:span text:style-name="T1">// Add this line</text:span></text:p>
      <text:p text:style-name="P1"><text:span text:style-name="T7">gasPrice:</text:span> <text:span text:style-name="T8">20000000000</text:span>, <text:span text:style-name="T1">// 20 gwei</text:span></text:p>
      <text:p text:style-name="P1"><text:span text:style-name="T7">gas:</text:span> <text:span text:style-name="T8">5000000</text:span>,</text:p>
      <text:p text:style-name="P1">},</text:p>
      <text:p text:style-name="P1">},</text:p>
      <text:p text:style-name="P1">};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00:01:10.122695739</meta:creation-date>
    <dc:date>2024-08-27T00:02:17.397051942</dc:date>
    <meta:editing-duration>PT1M8S</meta:editing-duration>
    <meta:editing-cycles>1</meta:editing-cycles>
    <meta:document-statistic meta:table-count="0" meta:image-count="0" meta:object-count="0" meta:page-count="1" meta:paragraph-count="20" meta:word-count="45" meta:character-count="362" meta:non-whitespace-character-count="337"/>
    <meta:generator>LibreOffice/7.3.7.2$Linux_X86_64 LibreOffice_project/30$Build-2</meta:generator>
  </office:meta>
</office:document-meta>
</file>